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text-align="justify" style:justify-single-word="false"/>
      <style:text-properties fo:font-weight="normal" officeooo:rsid="002025e9" officeooo:paragraph-rsid="002025e9" style:font-weight-asian="normal" style:font-weight-complex="normal"/>
    </style:style>
    <style:style style:name="P2" style:family="paragraph" style:parent-style-name="Standard">
      <style:paragraph-properties fo:text-align="justify" style:justify-single-word="false"/>
      <style:text-properties fo:font-weight="normal" officeooo:rsid="00209581" officeooo:paragraph-rsid="00209581" style:font-weight-asian="normal" style:font-weight-complex="normal"/>
    </style:style>
    <style:style style:name="P3" style:family="paragraph" style:parent-style-name="Standard">
      <style:paragraph-properties fo:text-align="justify" style:justify-single-word="false"/>
      <style:text-properties fo:font-weight="normal" officeooo:rsid="00209581" officeooo:paragraph-rsid="0023ccdc" style:font-weight-asian="normal" style:font-weight-complex="normal"/>
    </style:style>
    <style:style style:name="P4" style:family="paragraph" style:parent-style-name="Standard">
      <style:paragraph-properties fo:text-align="justify" style:justify-single-word="false"/>
      <style:text-properties fo:font-weight="normal" officeooo:rsid="00209581" officeooo:paragraph-rsid="00262ccb" style:font-weight-asian="normal" style:font-weight-complex="normal"/>
    </style:style>
    <style:style style:name="P5" style:family="paragraph" style:parent-style-name="Standard">
      <style:paragraph-properties fo:text-align="justify" style:justify-single-word="false"/>
      <style:text-properties fo:font-weight="normal" officeooo:rsid="001e8ac0" officeooo:paragraph-rsid="001e8ac0" style:font-weight-asian="normal" style:font-weight-complex="normal"/>
    </style:style>
    <style:style style:name="P6" style:family="paragraph" style:parent-style-name="Standard">
      <style:paragraph-properties fo:text-align="justify" style:justify-single-word="false"/>
      <style:text-properties fo:font-weight="normal" officeooo:rsid="001e8ac0" officeooo:paragraph-rsid="002025e9" style:font-weight-asian="normal" style:font-weight-complex="normal"/>
    </style:style>
    <style:style style:name="P7" style:family="paragraph" style:parent-style-name="Standard">
      <style:paragraph-properties fo:text-align="justify" style:justify-single-word="false"/>
      <style:text-properties fo:font-weight="normal" officeooo:rsid="0025afbb" officeooo:paragraph-rsid="0025afbb" style:font-weight-asian="normal" style:font-weight-complex="normal"/>
    </style:style>
    <style:style style:name="P8" style:family="paragraph" style:parent-style-name="Standard">
      <style:paragraph-properties fo:text-align="justify" style:justify-single-word="false"/>
      <style:text-properties fo:font-weight="normal" officeooo:rsid="0025afbb" officeooo:paragraph-rsid="002a0440" style:font-weight-asian="normal" style:font-weight-complex="normal"/>
    </style:style>
    <style:style style:name="P9" style:family="paragraph" style:parent-style-name="Standard">
      <style:paragraph-properties fo:text-align="justify" style:justify-single-word="false"/>
      <style:text-properties fo:font-weight="normal" officeooo:rsid="00274d2d" officeooo:paragraph-rsid="00274d2d" style:font-weight-asian="normal" style:font-weight-complex="normal"/>
    </style:style>
    <style:style style:name="P10" style:family="paragraph" style:parent-style-name="Standard">
      <style:paragraph-properties fo:text-align="justify" style:justify-single-word="false"/>
      <style:text-properties fo:font-weight="normal" officeooo:rsid="0028361a" officeooo:paragraph-rsid="002a0440" style:font-weight-asian="normal" style:font-weight-complex="normal"/>
    </style:style>
    <style:style style:name="P11" style:family="paragraph" style:parent-style-name="Standard">
      <style:paragraph-properties fo:text-align="justify" style:justify-single-word="false"/>
      <style:text-properties fo:font-weight="normal" officeooo:rsid="002a0440" officeooo:paragraph-rsid="00209581" style:font-weight-asian="normal" style:font-weight-complex="normal"/>
    </style:style>
    <style:style style:name="P12" style:family="paragraph" style:parent-style-name="Standard">
      <style:paragraph-properties fo:text-align="justify" style:justify-single-word="false"/>
      <style:text-properties fo:font-weight="normal" officeooo:rsid="002a0440" officeooo:paragraph-rsid="002afad3" style:font-weight-asian="normal" style:font-weight-complex="normal"/>
    </style:style>
    <style:style style:name="P13" style:family="paragraph" style:parent-style-name="Footnote">
      <style:paragraph-properties fo:line-height="100%" style:writing-mode="page"/>
      <style:text-properties officeooo:rsid="0021f38c" officeooo:paragraph-rsid="0023ccdc"/>
    </style:style>
    <style:style style:name="T1" style:family="text">
      <style:text-properties officeooo:rsid="002025e9"/>
    </style:style>
    <style:style style:name="T2" style:family="text">
      <style:text-properties officeooo:rsid="0021f38c"/>
    </style:style>
    <style:style style:name="T3" style:family="text">
      <style:text-properties officeooo:rsid="0023ccdc"/>
    </style:style>
    <style:style style:name="T4" style:family="text">
      <style:text-properties officeooo:rsid="0025afbb"/>
    </style:style>
    <style:style style:name="T5" style:family="text">
      <style:text-properties officeooo:rsid="00262ccb"/>
    </style:style>
    <style:style style:name="T6" style:family="text">
      <style:text-properties officeooo:rsid="00297178"/>
    </style:style>
    <style:style style:name="T7" style:family="text">
      <style:text-properties officeooo:rsid="002a0440"/>
    </style:style>
    <style:style style:name="T8" style:family="text">
      <style:text-properties officeooo:rsid="002afad3"/>
    </style:style>
    <style:style style:name="T9" style:family="text">
      <style:text-properties officeooo:rsid="002c154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flichtenheft</text:p>
      <text:p text:style-name="P5"/>
      <text:p text:style-name="P6">1. Thema der Schulung</text:p>
      <text:p text:style-name="P6"/>
      <text:p text:style-name="P6">Monitore – vom Lichtgriffel zu OLED</text:p>
      <text:p text:style-name="P6"/>
      <text:p text:style-name="P5">Die Schulung <text:span text:style-name="T1">der</text:span> Gruppe <text:span text:style-name="T9">(Franziska Lucas, Philipp Sanio, Maximilian Middeke) </text:span>trägt den Namen ‘Monitore – vom Lichtgriffel zu OLED’, und informiert über die chronologische Entwicklung verschiedener Monitordesigns <text:span text:style-name="T1">vom frühen 20. Jahrhundert bis heute.</text:span><text:span text:style-name="T1"><text:note text:id="ftn0" text:note-class="footnote"><text:note-citation>1</text:note-citation><text:note-body><text:p text:style-name="P13">Es ist anzumerken, dass <text:span text:style-name="T3">der Begriff der Chronologie hier semantisch nicht vollständig greift, da die Forschungswege der einzelnen Typen historisch nicht völlig linear zu interpretieren sind.</text:span></text:p></text:note-body></text:note></text:span></text:p>
      <text:p text:style-name="P5"/>
      <text:p text:style-name="P5"/>
      <text:p text:style-name="P1">2. Agenda</text:p>
      <text:p text:style-name="P1"/>
      <text:p text:style-name="P1">Zunächst stellt die Gruppe den groben Ablauf der Schulungseinheit vor, um Transparenz für die TeilnehmerInnen zu gewährleisten.</text:p>
      <text:p text:style-name="P1">Der geplante Ablauf gliedert sich wie folgt:</text:p>
      <text:p text:style-name="P4">Als “Eisbrecher-Information” wird die technische Definition eines Monitors vorgestellt, sowie evaluiert, warum es sich lohnt, verschiedene Monitortypen zu vergleichen. Somit soll für die TeilnehmerInnen ein Übergang in die eigentliche Thematik geboten werden – die technischen Facetten verschiedener Monitordesigns. <text:span text:style-name="T4">Unterstützend dazu hat sich die Gruppe für die Verwendung einer Powerpoint-Präsentation entschieden. Diese Herangehensweise ist durch die beispielsweise von Google-Talks bekannte Dialektik motiviert. </text:span></text:p>
      <text:p text:style-name="P3"><text:span text:style-name="T2">Folgend </text:span>werden die einzelnen Monitortypen, beginnend beim Röhrenbildschir<text:span text:style-name="T2">m (anekdotisch via Lichtgriffel)</text:span>, <text:s/>vorgestellt. <text:span text:style-name="T2">Die Aspekte der vorgestellten Typen (LCD, LED, OLED, Röhre, TFT) werden -soweit möglich- anhand fester Kriterien in Bezug zum jeweiligen Vorgänger gestellt.</text:span></text:p>
      <text:p text:style-name="P7">Im Anschluss an den Kurzvortrag wird im Plenum ein Quiz gelöst, welches Eckdaten der einzelnen vorgestellten Typen behandelt.</text:p>
      <text:p text:style-name="P8"><text:soft-page-break/></text:p>
      <text:p text:style-name="P10"><text:span text:style-name="T7">Gewählt ist die</text:span> Arbeitsform der Gruppenarbeit <text:span text:style-name="T6">im Rahmen einer Art ‘Table-Quiz’. Dabei werden Gruppen ausgezählt, die sich an Gruppentischen zusammenfinden. Der Quizleiter liest die Fragen vor und gibt den Gruppen ausreichend Zeit, sich gemeinsam eine Antwort zu überlegen (im Flüsterton!) und diese zu verschriftlichen. Erst zum Schluss werden die Antworten verglichen und ein Ranking für die Gewinner-Gruppen erstellt.</text:span></text:p>
      <text:p text:style-name="P8">Didaktisch sollte das Quiz gewährleisten, dass die wichtigsten Informationen bei den RezipientInnen angekommen sind. Die <text:span text:style-name="T7">QuizleiterInnen</text:span> <text:span text:style-name="T7">geben</text:span> bei möglichen Problemen Hilfestellung. Zur Sicherung der Quizantworten <text:span text:style-name="T5">finden sich auch diese auf der Powerpoint-Präsentation.</text:span></text:p>
      <text:p text:style-name="P9">Nach Durchführung des Quiz teilt die Gruppe ein Handout aus. Dieses fasst die wichtigsten vorgestellten Daten der Schulung zusammen, was auch in Hinblick auf mögliche Klausurfragen von Bedeutung ist.</text:p>
      <text:p text:style-name="P3"/>
      <text:p text:style-name="P3"/>
      <text:p text:style-name="P2">3. Ziel der Schulung</text:p>
      <text:p text:style-name="P11"/>
      <text:p text:style-name="P12">Das Ziel der Schulung ist die reine Informationsvermittlung und -sicherung. <text:span text:style-name="T8">Die Motivation dieser Priorität liegt in der Vielfältigkeit von Monitortypen im Arbeitsalltag. Die Gruppe vertritt die Auffassung, dass die Vermittlung soliden Grundwissens über die Gemeinsamkeiten und Unterschiede verschiedener Monitordesigns für gute InformatikerInnen unerlässlich i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writing-mode="pag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5T18:10:56.213789235</meta:creation-date>
    <dc:date>2017-06-15T20:32:37.587078348</dc:date>
    <meta:editing-duration>PT7M32S</meta:editing-duration>
    <meta:editing-cycles>1</meta:editing-cycles>
    <meta:document-statistic meta:table-count="0" meta:image-count="0" meta:object-count="0" meta:page-count="2" meta:paragraph-count="16" meta:word-count="373" meta:character-count="2878" meta:non-whitespace-character-count="2516"/>
    <meta:generator>LibreOffice/5.2.7.2$Linux_X86_64 LibreOffice_project/20m0$Build-2</meta:generator>
  </office:meta>
</office:document-meta>
</file>